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Rule.configureProperty( AttributeDescriptor attributeDescriptor , PropertyDescriptor propertyDescrip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ttributeRule.Attribute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Rule.load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Rule.begin( String name , String namespace ,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ttributeRule.end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Rule.configureDescriptor( AttributeDescriptor attribute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